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indu Sacred writings</text:span></text:p>
      <text:list xml:id="list5903328941267875393" text:style-name="WWNum1">
        <text:list-item>
          <text:p text:style-name="P2">There are over 200 books that are considered sacred texts, written from 1500 BCE to 1500 Ce</text:p>
        </text:list-item>
        <text:list-item>
          <text:p text:style-name="P2">Shruti books are “revealed” knowledge or “discovered” by mystics</text:p>
        </text:list-item>
        <text:list-item>
          <text:p text:style-name="P2">Smriti books are “human-made” or “remembered” knowledge</text:p>
        </text:list-item>
      </text:list>
      <text:p text:style-name="Standard"><text:span text:style-name="T2">The Vedas (Shruti texts):</text:span></text:p>
      <text:list xml:id="list8653762024080715603" text:style-name="WWNum2">
        <text:list-item>
          <text:p text:style-name="P3">Four Vedas are considered the oldest (originally transmitted orally) and most authoritative Hindu Scriptures</text:p>
        </text:list-item>
        <text:list-item>
          <text:p text:style-name="P3">Written by and for the Brahman caste (priestly caste)</text:p>
        </text:list-item>
        <text:list-item>
          <text:p text:style-name="P3">They include</text:p>
          <text:list>
            <text:list-item>
              <text:p text:style-name="P3">Verses or liturgical formulas</text:p>
            </text:list-item>
            <text:list-item>
              <text:p text:style-name="P3">Proses that explains the meaning of the liturgy</text:p>
            </text:list-item>
            <text:list-item>
              <text:p text:style-name="P3">Explainations meant only for the most learned practitioners</text:p>
            </text:list-item>
          </text:list>
        </text:list-item>
      </text:list>
      <text:p text:style-name="Standard"><text:span text:style-name="T2">The Upanishads</text:span></text:p>
      <text:list xml:id="list3111525723670055609" text:style-name="WWNum3">
        <text:list-item>
          <text:p text:style-name="P4">The concluding sections of the Vedas</text:p>
        </text:list-item>
        <text:list-item>
          <text:p text:style-name="P4">Form the basis of Hindu philosophy</text:p>
        </text:list-item>
        <text:list-item>
          <text:p text:style-name="P4">There are over 200 Upanishads, but 16 are considered the most important</text:p>
        </text:list-item>
        <text:list-item>
          <text:p text:style-name="P4">They discuss</text:p>
          <text:list>
            <text:list-item>
              <text:p text:style-name="P4">The mind, the senses, woriship, and meditation</text:p>
            </text:list-item>
            <text:list-item>
              <text:p text:style-name="P4">Concents that represent Hinduism’s most central beliefs (Brahman, atman, karma, samsara, and moksha).</text:p>
            </text:list-item>
          </text:list>
        </text:list-item>
      </text:list>
      <text:p text:style-name="Standard"><text:span text:style-name="T2">Smriti Texts</text:span></text:p>
      <text:p text:style-name="Standard">Traditional or remembered scriptures which include such things as epic poems, stories that give instructions on how to behave, etc. Examples include the Ramayana and Bhagavad Git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dc:creator>Jack McCracken</dc:creator>
    <meta:editing-cycles>1</meta:editing-cycles>
    <meta:creation-date>2013-03-27T13:42:00</meta:creation-date>
    <dc:date>2013-03-27T19:34:00</dc:date>
    <meta:editing-duration>PT5M49S</meta:editing-duration>
    <meta:generator>LibreOffice/4.1.2.3$Linux_X86_64 LibreOffice_project/410m0$Build-3</meta:generator>
    <meta:document-statistic meta:table-count="0" meta:image-count="0" meta:object-count="0" meta:page-count="1" meta:paragraph-count="20" meta:word-count="177" meta:character-count="1085" meta:non-whitespace-character-count="9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